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4"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table:number-columns-repeated="2" office:value-type="string" calcext:value-type="string">
            <text:p>SEV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2"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WILD</text:p>
          </table:table-cell>
          <table:table-cell table:number-columns-repeated="2" office:value-type="string" calcext:value-type="string">
            <text:p>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NN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CHERRY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HERRY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DOLLAR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BANNANA</text:p>
          </table:table-cell>
          <table:table-cell office:value-type="string" calcext:value-type="string">
            <text:p>P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PLUM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ILD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/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WATERME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DOLL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GR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ANA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/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GR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PL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BANN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CH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N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1023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4:27:33.4809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1:14:05.232089000</meta:creation-date>
    <meta:generator>LibreOffice/5.1.6.2$MacOSX_X86_64 LibreOffice_project/07ac168c60a517dba0f0d7bc7540f5afa45f0909</meta:generator>
    <dc:date>2017-09-15T14:27:58.510763000</dc:date>
    <meta:editing-duration>PT3M40S</meta:editing-duration>
    <meta:editing-cycles>6</meta:editing-cycles>
    <meta:document-statistic meta:table-count="1" meta:cell-count="379" meta:object-count="0"/>
  </office:meta>
</office:document-meta>
</file>